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43c6" officeooo:paragraph-rsid="001843c6"/>
    </style:style>
    <style:style style:name="P2" style:family="paragraph" style:parent-style-name="Standard">
      <style:text-properties officeooo:rsid="001843c6" officeooo:paragraph-rsid="001843c6"/>
    </style:style>
    <style:style style:name="P3" style:family="paragraph" style:parent-style-name="Standard">
      <style:text-properties officeooo:rsid="001843c6" officeooo:paragraph-rsid="001955e5"/>
    </style:style>
    <style:style style:name="P4" style:family="paragraph" style:parent-style-name="Standard">
      <style:text-properties officeooo:rsid="001955e5" officeooo:paragraph-rsid="001955e5"/>
    </style:style>
    <style:style style:name="P5" style:family="paragraph" style:parent-style-name="Standard">
      <style:text-properties style:text-underline-style="solid" style:text-underline-width="auto" style:text-underline-color="font-color" officeooo:rsid="001843c6" officeooo:paragraph-rsid="001955e5"/>
    </style:style>
    <style:style style:name="P6" style:family="paragraph" style:parent-style-name="Standard">
      <style:text-properties style:text-underline-style="solid" style:text-underline-width="auto" style:text-underline-color="font-color" officeooo:rsid="001955e5" officeooo:paragraph-rsid="001955e5"/>
    </style:style>
    <style:style style:name="P7" style:family="paragraph" style:parent-style-name="Standard">
      <style:text-properties fo:font-weight="bold" officeooo:rsid="001955e5" officeooo:paragraph-rsid="001955e5" style:font-weight-asian="bold" style:font-weight-complex="bold"/>
    </style:style>
    <style:style style:name="P8" style:family="paragraph" style:parent-style-name="Standard">
      <style:text-properties fo:font-weight="normal" officeooo:rsid="001955e5" officeooo:paragraph-rsid="001955e5" style:font-weight-asian="normal" style:font-weight-complex="normal"/>
    </style:style>
    <style:style style:name="T1" style:family="text">
      <style:text-properties officeooo:rsid="001955e5"/>
    </style:style>
    <style:style style:name="T2" style:family="text">
      <style:text-properties style:font-name="Webdings" style:font-name-asian="Webdings" style:font-name-complex="Webding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lerosi – Wallapop-en kopia merkea</text:p>
      <text:p text:style-name="P1"/>
      <text:p text:style-name="P1">Features:</text:p>
      <text:p text:style-name="P1"/>
      <text:p text:style-name="P1">Erabiltzaileak, Login eta logout</text:p>
      <text:p text:style-name="P1">Produktuak: berria sortu, produktua erosi. </text:p>
      <text:p text:style-name="P1"/>
      <text:p text:style-name="P1">Datubasea: salerosi</text:p>
      <text:p text:style-name="P1"/>
      <text:p text:style-name="P3">Taulak: </text:p>
      <text:p text:style-name="P5">erabiltzaileak</text:p>
      <text:p text:style-name="P4">Izena</text:p>
      <text:p text:style-name="P4">abizenak</text:p>
      <text:p text:style-name="P7"><text:span text:style-name="T2"></text:span> eposta</text:p>
      <text:p text:style-name="P4">pasahitza</text:p>
      <text:p text:style-name="P4">argazkia</text:p>
      <text:p text:style-name="P3"/>
      <text:p text:style-name="P5">produktuak:</text:p>
      <text:p text:style-name="P7"><text:span text:style-name="T2"> </text:span>id(autoincrement)</text:p>
      <text:p text:style-name="P4">izena</text:p>
      <text:p text:style-name="P4">argazkia</text:p>
      <text:p text:style-name="P4">jabea</text:p>
      <text:p text:style-name="P4">prezioa</text:p>
      <text:p text:style-name="P4">egoera</text:p>
      <text:p text:style-name="P1"/>
      <text:p text:style-name="P6">XML: saldutako produktuak</text:p>
      <text:p text:style-name="P8">id(autoincrement)</text:p>
      <text:p text:style-name="P4">izena</text:p>
      <text:p text:style-name="P4">argazkia</text:p>
      <text:p text:style-name="P4">aurreko jabea</text:p>
      <text:p text:style-name="P4">jabe berria</text:p>
      <text:p text:style-name="P4">prezioa</text:p>
      <text:p text:style-name="P1"/>
      <text:p text:style-name="P4">-&gt; Produktuak sartu eta erosi AJAX-ekin.</text:p>
      <text:p text:style-name="P4"/>
      <text:p text:style-name="P4">-&gt; Edonork ikusi ditzake produktuak; soilik erregistraturiko erabiltzaileek erosi ahalko dute produktuak. Erabiltzaile batek ezingo du bere produktua erosi.</text:p>
      <text:p text:style-name="P4"/>
      <text:p text:style-name="P4">-&gt; Erabiltzaileak bere produktuak editatu edota ezabatu ahal izango ditu.</text:p>
      <text:p text:style-name="P4"/>
      <text:p text:style-name="P4">-&gt; Produktua erosterakoan, produktuaren egoera eta jabea aldatzen dir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0:07:13.501000000</dc:date>
    <meta:editing-duration>PT16M33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0" meta:word-count="87" meta:character-count="686" meta:non-whitespace-character-count="625"/>
  </office:meta>
</office:document-meta>
</file>